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6167in" table:align="margins"/>
    </style:style>
    <style:style style:name="Tabela2.A" style:family="table-column">
      <style:table-column-properties style:column-width="1.6542in" style:rel-column-width="16383*"/>
    </style:style>
    <style:style style:name="Tabela2.D" style:family="table-column">
      <style:table-column-properties style:column-width="1.6542in" style:rel-column-width="16386*"/>
    </style:style>
    <style:style style:name="Tabe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2.D1" style:family="table-cell">
      <style:table-cell-properties fo:padding="0.0382in" fo:border="0.05pt solid #000000"/>
    </style:style>
    <style:style style:name="Tabela3" style:family="table">
      <style:table-properties style:width="1.5771in" table:align="margins"/>
    </style:style>
    <style:style style:name="Tabela3.A" style:family="table-column">
      <style:table-column-properties style:column-width="0.7882in" style:rel-column-width="32767*"/>
    </style:style>
    <style:style style:name="Tabela3.B" style:family="table-column">
      <style:table-column-properties style:column-width="0.7889in" style:rel-column-width="32768*"/>
    </style:style>
    <style:style style:name="Tabe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3.B1" style:family="table-cell">
      <style:table-cell-properties fo:padding="0.0382in" fo:border="0.05pt solid #000000"/>
    </style:style>
    <style:style style:name="Tabela4" style:family="table">
      <style:table-properties style:width="1.5778in" table:align="margins"/>
    </style:style>
    <style:style style:name="Tabela4.A" style:family="table-column">
      <style:table-column-properties style:column-width="0.7889in" style:rel-column-width="32767*"/>
    </style:style>
    <style:style style:name="Tabela4.B" style:family="table-column">
      <style:table-column-properties style:column-width="0.7889in" style:rel-column-width="32768*"/>
    </style:style>
    <style:style style:name="Tabe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4.B1" style:family="table-cell">
      <style:table-cell-properties fo:padding="0.0382in" fo:border="0.05pt solid #000000"/>
    </style:style>
    <style:style style:name="Tabela5" style:family="table">
      <style:table-properties style:width="1.5778in" table:align="margins"/>
    </style:style>
    <style:style style:name="Tabela5.A" style:family="table-column">
      <style:table-column-properties style:column-width="0.7889in" style:rel-column-width="32767*"/>
    </style:style>
    <style:style style:name="Tabela5.B" style:family="table-column">
      <style:table-column-properties style:column-width="0.7889in" style:rel-column-width="32768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6" style:family="table">
      <style:table-properties style:width="1.5785in" table:align="margins"/>
    </style:style>
    <style:style style:name="Tabela6.A" style:family="table-column">
      <style:table-column-properties style:column-width="0.7889in" style:rel-column-width="32767*"/>
    </style:style>
    <style:style style:name="Tabela6.B" style:family="table-column">
      <style:table-column-properties style:column-width="0.7896in" style:rel-column-width="32768*"/>
    </style:style>
    <style:style style:name="Tabe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6.B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021614" officeooo:paragraph-rsid="00021614"/>
    </style:style>
    <style:style style:name="P2" style:family="paragraph" style:parent-style-name="Standard">
      <style:text-properties officeooo:rsid="00022972" officeooo:paragraph-rsid="00022972"/>
    </style:style>
    <style:style style:name="P3" style:family="paragraph" style:parent-style-name="Standard">
      <style:text-properties officeooo:rsid="00024059" officeooo:paragraph-rsid="00024059"/>
    </style:style>
    <style:style style:name="P4" style:family="paragraph" style:parent-style-name="Standard">
      <style:text-properties officeooo:paragraph-rsid="00030854"/>
    </style:style>
    <style:style style:name="P5" style:family="paragraph" style:parent-style-name="Standard">
      <style:text-properties fo:font-weight="bold" officeooo:rsid="0004bca1" officeooo:paragraph-rsid="00030854" style:font-weight-asian="bold" style:font-weight-complex="bold"/>
    </style:style>
    <style:style style:name="P6" style:family="paragraph" style:parent-style-name="Standard">
      <style:text-properties fo:font-weight="bold" officeooo:rsid="0004bca1" officeooo:paragraph-rsid="0004bca1" style:font-weight-asian="bold" style:font-weight-complex="bold"/>
    </style:style>
    <style:style style:name="P7" style:family="paragraph" style:parent-style-name="Standard">
      <style:text-properties fo:font-weight="bold" officeooo:rsid="000698f6" officeooo:paragraph-rsid="000698f6" style:font-weight-asian="bold" style:font-weight-complex="bold"/>
    </style:style>
    <style:style style:name="P8" style:family="paragraph" style:parent-style-name="Standard">
      <style:text-properties fo:font-weight="bold" officeooo:rsid="00082048" officeooo:paragraph-rsid="00082048" style:font-weight-asian="bold" style:font-weight-complex="bold"/>
    </style:style>
    <style:style style:name="P9" style:family="paragraph" style:parent-style-name="Standard">
      <style:text-properties fo:font-weight="bold" officeooo:rsid="0008573a" officeooo:paragraph-rsid="0008573a" style:font-weight-asian="bold" style:font-weight-complex="bold"/>
    </style:style>
    <style:style style:name="P10" style:family="paragraph" style:parent-style-name="Standard">
      <style:text-properties fo:font-weight="bold" officeooo:rsid="00096247" officeooo:paragraph-rsid="00096247" style:font-weight-asian="bold" style:font-weight-complex="bold"/>
    </style:style>
    <style:style style:name="P11" style:family="paragraph" style:parent-style-name="Standard">
      <style:text-properties fo:font-weight="bold" officeooo:rsid="000aee5f" officeooo:paragraph-rsid="000aee5f" style:font-weight-asian="bold" style:font-weight-complex="bold"/>
    </style:style>
    <style:style style:name="P12" style:family="paragraph" style:parent-style-name="Standard">
      <style:text-properties fo:font-weight="bold" officeooo:rsid="000bc279" officeooo:paragraph-rsid="000bc279" style:font-weight-asian="bold" style:font-weight-complex="bold"/>
    </style:style>
    <style:style style:name="P13" style:family="paragraph" style:parent-style-name="Standard">
      <style:text-properties fo:font-weight="bold" officeooo:rsid="000bd220" officeooo:paragraph-rsid="000bd220" style:font-weight-asian="bold" style:font-weight-complex="bold"/>
    </style:style>
    <style:style style:name="P14" style:family="paragraph" style:parent-style-name="Standard">
      <style:text-properties fo:font-weight="bold" officeooo:rsid="000d5ea6" officeooo:paragraph-rsid="000d5ea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30854" officeooo:paragraph-rsid="0003085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officeooo:rsid="00030854" officeooo:paragraph-rsid="00030854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030854" officeooo:paragraph-rsid="0003085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normal" officeooo:rsid="00030854" officeooo:paragraph-rsid="00030854" style:font-size-asian="10pt" style:font-weight-asian="normal" style:font-size-complex="10pt" style:font-weight-complex="normal"/>
    </style:style>
    <style:style style:name="P19" style:family="paragraph" style:parent-style-name="Standard">
      <style:text-properties fo:font-weight="normal" officeooo:rsid="00022972" officeooo:paragraph-rsid="00022972" style:font-weight-asian="normal" style:font-weight-complex="normal"/>
    </style:style>
    <style:style style:name="P20" style:family="paragraph" style:parent-style-name="Standard">
      <style:text-properties fo:font-weight="normal" officeooo:rsid="00024059" officeooo:paragraph-rsid="00024059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04bca1" officeooo:paragraph-rsid="0004bca1" style:font-weight-asian="normal" style:font-weight-complex="normal"/>
    </style:style>
    <style:style style:name="P22" style:family="paragraph" style:parent-style-name="Standard">
      <style:text-properties fo:font-weight="normal" officeooo:rsid="00082048" officeooo:paragraph-rsid="00082048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082048" officeooo:paragraph-rsid="00082048" style:font-weight-asian="normal" style:font-weight-complex="normal"/>
    </style:style>
    <style:style style:name="P24" style:family="paragraph" style:parent-style-name="Standard">
      <style:text-properties fo:font-weight="normal" officeooo:rsid="000aee5f" officeooo:paragraph-rsid="000aee5f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aee5f" officeooo:paragraph-rsid="000aee5f" style:font-weight-asian="normal" style:font-weight-complex="normal"/>
    </style:style>
    <style:style style:name="P26" style:family="paragraph" style:parent-style-name="Standard">
      <style:text-properties fo:font-weight="normal" officeooo:rsid="000698f6" officeooo:paragraph-rsid="000698f6" style:font-weight-asian="normal" style:font-weight-complex="normal"/>
    </style:style>
    <style:style style:name="P27" style:family="paragraph" style:parent-style-name="Standard">
      <style:text-properties fo:font-weight="normal" officeooo:rsid="0008573a" officeooo:paragraph-rsid="0008573a" style:font-weight-asian="normal" style:font-weight-complex="normal"/>
    </style:style>
    <style:style style:name="P28" style:family="paragraph" style:parent-style-name="Standard">
      <style:text-properties fo:font-weight="normal" officeooo:rsid="00096247" officeooo:paragraph-rsid="00096247" style:font-weight-asian="normal" style:font-weight-complex="normal"/>
    </style:style>
    <style:style style:name="P29" style:family="paragraph" style:parent-style-name="Standard">
      <style:text-properties fo:font-weight="normal" officeooo:rsid="000bc279" officeooo:paragraph-rsid="000bc279" style:font-weight-asian="normal" style:font-weight-complex="normal"/>
    </style:style>
    <style:style style:name="P30" style:family="paragraph" style:parent-style-name="Standard">
      <style:text-properties fo:font-weight="normal" officeooo:rsid="000bd220" officeooo:paragraph-rsid="000bd220" style:font-weight-asian="normal" style:font-weight-complex="normal"/>
    </style:style>
    <style:style style:name="P31" style:family="paragraph" style:parent-style-name="Standard">
      <style:text-properties fo:font-weight="bold" officeooo:rsid="000fa97d" officeooo:paragraph-rsid="000fa97d" style:font-weight-asian="bold" style:font-weight-complex="bold"/>
    </style:style>
    <style:style style:name="P32" style:family="paragraph" style:parent-style-name="Standard">
      <style:text-properties fo:font-weight="bold" officeooo:rsid="001115ae" officeooo:paragraph-rsid="001115ae" style:font-weight-asian="bold" style:font-weight-complex="bold"/>
    </style:style>
    <style:style style:name="P33" style:family="paragraph" style:parent-style-name="Standard">
      <style:text-properties style:text-underline-style="none" fo:font-weight="normal" officeooo:rsid="000d5ea6" officeooo:paragraph-rsid="000d5ea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<text:span text:style-name="T1">CF88</text:span><text:span text:style-name="T2"> recuperou a figura do planejamento na Administração Pública brasileira, com a integração entre plano e orçamento por meio da criação do PPA e da LDO.</text:span></text:p>
      <text:p text:style-name="P19"/>
      <text:p text:style-name="P3"><text:span text:style-name="T2">Os projetos de lei do PPA, da LDO e da LOA serão </text:span><text:span text:style-name="T1">apreciados pelas 2 casas do CN, </text:span><text:span text:style-name="T4">na forma do regimento comum</text:span><text:span text:style-name="T2">.</text:span></text:p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LEGISLATURA</text:p>
            <table:table table:name="Tabela2" table:style-name="Tabela2">
              <table:table-column table:style-name="Tabela2.A" table:number-columns-repeated="3"/>
              <table:table-column table:style-name="Tabela2.D"/>
              <table:table-row>
                <table:table-cell table:style-name="Tabela2.A1" office:value-type="string">
                  <text:p text:style-name="P16">1º ano</text:p>
                  <text:p text:style-name="P15">SESSÃO LEGISLATIVA</text:p>
                  <table:table table:name="Tabela3" table:style-name="Tabela3">
                    <table:table-column table:style-name="Tabela3.A"/>
                    <table:table-column table:style-name="Tabela3.B"/>
                    <table:table-row>
                      <table:table-cell table:style-name="Tabela3.A1" office:value-type="string">
                        <text:p text:style-name="P17">1º PERÍODO</text:p>
                        <text:p text:style-name="P18">2/2 a 17/7</text:p>
                      </table:table-cell>
                      <table:table-cell table:style-name="Tabela3.B1" office:value-type="string">
                        <text:p text:style-name="P17">2º PERÍODO</text:p>
                        <text:p text:style-name="P18">1/8 a 22/12</text:p>
                      </table:table-cell>
                    </table:table-row>
                  </table:table>
                  <text:p text:style-name="P15"/>
                </table:table-cell>
                <table:table-cell table:style-name="Tabela2.A1" office:value-type="string">
                  <text:p text:style-name="P16">2º ano</text:p>
                  <text:p text:style-name="P15">SESSÃO LEGISLATIVA</text:p>
                  <table:table table:name="Tabela4" table:style-name="Tabela4">
                    <table:table-column table:style-name="Tabela4.A"/>
                    <table:table-column table:style-name="Tabela4.B"/>
                    <table:table-row>
                      <table:table-cell table:style-name="Tabela4.A1" office:value-type="string">
                        <text:p text:style-name="P17">1º PERÍODO</text:p>
                        <text:p text:style-name="P18">2/2 a 17/7</text:p>
                      </table:table-cell>
                      <table:table-cell table:style-name="Tabela4.B1" office:value-type="string">
                        <text:p text:style-name="P17">2º PERÍODO</text:p>
                        <text:p text:style-name="P18">1/8 a 22/12</text:p>
                      </table:table-cell>
                    </table:table-row>
                  </table:table>
                  <text:p text:style-name="P4"/>
                </table:table-cell>
                <table:table-cell table:style-name="Tabela2.A1" office:value-type="string">
                  <text:p text:style-name="P16">3º ano</text:p>
                  <text:p text:style-name="P15">SESSÃO LEGISLATIVA</text:p>
                  <table:table table:name="Tabela5" table:style-name="Tabela5">
                    <table:table-column table:style-name="Tabela5.A"/>
                    <table:table-column table:style-name="Tabela5.B"/>
                    <table:table-row>
                      <table:table-cell table:style-name="Tabela5.A1" office:value-type="string">
                        <text:p text:style-name="P17">1º PERÍODO</text:p>
                        <text:p text:style-name="P18">2/2 a 17/7</text:p>
                      </table:table-cell>
                      <table:table-cell table:style-name="Tabela5.B1" office:value-type="string">
                        <text:p text:style-name="P17">2º PERÍODO</text:p>
                        <text:p text:style-name="P18">1/8 a 22/12</text:p>
                      </table:table-cell>
                    </table:table-row>
                  </table:table>
                  <text:p text:style-name="P4"/>
                </table:table-cell>
                <table:table-cell table:style-name="Tabela2.D1" office:value-type="string">
                  <text:p text:style-name="P16">4º ano</text:p>
                  <text:p text:style-name="P15">SESSÃO LEGISLATIVA</text:p>
                  <table:table table:name="Tabela6" table:style-name="Tabela6">
                    <table:table-column table:style-name="Tabela6.A"/>
                    <table:table-column table:style-name="Tabela6.B"/>
                    <table:table-row>
                      <table:table-cell table:style-name="Tabela6.A1" office:value-type="string">
                        <text:p text:style-name="P17">1º PERÍODO</text:p>
                        <text:p text:style-name="P18">2/2 a 17/7</text:p>
                      </table:table-cell>
                      <table:table-cell table:style-name="Tabela6.B1" office:value-type="string">
                        <text:p text:style-name="P17">2º PERÍODO</text:p>
                        <text:p text:style-name="P18">1/8 a 22/12</text:p>
                      </table:table-cell>
                    </table:table-row>
                  </table:table>
                  <text:p text:style-name="P4"/>
                </table:table-cell>
              </table:table-row>
            </table:table>
            <text:p text:style-name="P15"/>
          </table:table-cell>
        </table:table-row>
      </table:table>
      <text:p text:style-name="P5"/>
      <text:p text:style-name="P6">Prazos de entrega e devolução do PPA<text:span text:style-name="T2">:</text:span></text:p>
      <text:list xml:id="list1502229387" text:style-name="L1">
        <text:list-item>
          <text:p text:style-name="P21">Executivo → Legislativo = até 4 meses antes do encerramento do 1º exercício (31/8);</text:p>
        </text:list-item>
        <text:list-item>
          <text:p text:style-name="P21">Legislativo → Executivo = até o encerramento do 2º período da sessão legislativa (22/12).</text:p>
        </text:list-item>
      </text:list>
      <text:p text:style-name="P22"/>
      <text:p text:style-name="P8">Prazos de entrega e devolução da LDO<text:span text:style-name="T2">:</text:span></text:p>
      <text:list xml:id="list143163999" text:style-name="L2">
        <text:list-item>
          <text:p text:style-name="P23">Executivo → Legislativo = até 8 meses antes do encerramento do 1º exercício (15/4);</text:p>
        </text:list-item>
        <text:list-item>
          <text:p text:style-name="P23">Legislativo → Executivo = até o encerramento do 1º período da sessão legislativa (17/7).</text:p>
        </text:list-item>
      </text:list>
      <text:p text:style-name="P24"/>
      <text:p text:style-name="P11">Prazos de entrega e devolução da LOA<text:span text:style-name="T2">:</text:span></text:p>
      <text:list xml:id="list2951148109" text:style-name="L3">
        <text:list-item>
          <text:p text:style-name="P25">Executivo → Legislativo = até 4 meses antes do encerramento do exercício (31/8);</text:p>
        </text:list-item>
        <text:list-item>
          <text:p text:style-name="P25">Legislativo → Executivo = até o encerramento da sessão legislativa (22/12).</text:p>
        </text:list-item>
      </text:list>
      <text:p text:style-name="P24"/>
      <text:p text:style-name="P8"><text:span text:style-name="T2">A </text:span>sessão legislativa <text:span text:style-name="T3">não</text:span><text:span text:style-name="T2"> será interrompida sem a aprovação da </text:span>LDO<text:span text:style-name="T2">.</text:span></text:p>
      <text:p text:style-name="P22"/>
      <text:p text:style-name="P7"><text:span text:style-name="T2">Os </text:span>planos e programas nacionais, regionais e setoriais<text:span text:style-name="T2"> previstos na CF serão elaborados em consonância como </text:span>PPA<text:span text:style-name="T2"> e apreciados pelo </text:span>CN<text:span text:style-name="T2">.</text:span></text:p>
      <text:p text:style-name="P26"/>
      <text:p text:style-name="P9"><text:span text:style-name="T2">A </text:span>LDO<text:span text:style-name="T2"> compreenderá as metas e prioridades da administração pública federal, incluindo as despesas de capital para o exercício financeiro subsequente, orientará a elaboração da LOA, disporá sobre alterações na legislação tributária e estabelecerá a política de aplicação das agências financeiras oficiais de fomento. Deve observar, ainda, o </text:span>equilíbrio entre receitas e despesas<text:span text:style-name="T2">.</text:span></text:p>
      <text:p text:style-name="P27"/>
      <text:p text:style-name="P10"><text:span text:style-name="T2">A CF </text:span>veda<text:span text:style-name="T2"> o início de programas ou projetos não incluídos na </text:span>LOA<text:span text:style-name="T2">.</text:span></text:p>
      <text:p text:style-name="P28"/>
      <text:p text:style-name="P12"><text:span text:style-name="T2">O </text:span>PLOA<text:span text:style-name="T2"> será acompanhado de demonstrativo regionalizado do efeito, sobre as receitas e despesas, decorrente de isenções, anistias, remissões, subsídios e benefícios de natureza financeira, tributária e creditícia.</text:span></text:p>
      <text:p text:style-name="P29"/>
      <text:p text:style-name="P13"><text:span text:style-name="T2">A CF determina que os </text:span>orçamentos fiscal e orçamento de investimento das estatais<text:span text:style-name="T2">, compatibilizados com o PPA, terão entre suas funções a de reduzir desigualdades inter-regionais, segundo critério </text:span>populacional<text:span text:style-name="T2">.</text:span></text:p>
      <text:p text:style-name="P30"/>
      <text:p text:style-name="P14"><text:span text:style-name="T2">Órgãos e entidades </text:span>vinculados <text:span text:style-name="T2">diretamente à Seguridade Social → </text:span><text:span text:style-name="T5">independentemente</text:span><text:span text:style-name="T7"> da natureza da despesa, integram o OSS.</text:span></text:p>
      <text:p text:style-name="P14"><text:soft-page-break/><text:span text:style-name="T7">Órgãos e entidades </text:span><text:span text:style-name="T6">não vinculados </text:span><text:span text:style-name="T7">à Seguridade Social → somente despesas típicas da Seguridade Social integrarão o OSS.</text:span></text:p>
      <text:p text:style-name="P33"/>
      <text:p text:style-name="P31"><text:span text:style-name="T7">A CF </text:span><text:span text:style-name="T6">veda</text:span><text:span text:style-name="T7"> o uso, </text:span><text:span text:style-name="T6">sem autorização legislativa específica</text:span><text:span text:style-name="T7">, de recursos do OF e do OSS para suprir necessidade ou cobrir déficit de empresas, fundações e fundos, inclusive aqueles que compõem os próprios orçamentos previstos na LOA.</text:span></text:p>
      <text:p text:style-name="P31"><text:span text:style-name="T7"/></text:p>
      <text:p text:style-name="P32"><text:span text:style-name="T7">No PPA </text:span><text:span text:style-name="T6">constam</text:span><text:span text:style-name="T7"> os programas com seus valores para todo o período do Pl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1614" officeooo:paragraph-rsid="0002161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Ciclo orçamentário: PPA, LDO e LO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0:39:04.601935439</meta:creation-date>
    <dc:date>2018-04-01T08:23:27.066000000</dc:date>
    <meta:editing-duration>PT1H7M19S</meta:editing-duration>
    <meta:editing-cycles>16</meta:editing-cycles>
    <meta:generator>LibreOffice/6.0.1.1$Windows_X86_64 LibreOffice_project/60bfb1526849283ce2491346ed2aa51c465abfe6</meta:generator>
    <meta:document-statistic meta:table-count="6" meta:image-count="0" meta:object-count="0" meta:page-count="2" meta:paragraph-count="47" meta:word-count="463" meta:character-count="2801" meta:non-whitespace-character-count="2390"/>
  </office:meta>
</office:document-meta>
</file>